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text-properties style:font-name="Calibri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7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9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/text:p>
      <text:p text:style-name="P8">NOM PERSONNE: <text:s/>Leandro RESENDE MATTIOLI</text:p>
      <text:p text:style-name="P8">PHASE: Construction des solutions</text:p>
      <text:p text:style-name="P9">SOUS-PHASE: Solution spécifique</text:p>
      <text:p text:style-name="P9">SEMAINE : 7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Division des paquets en sous-paquets (Solution Spécifique)</text:p>
          </table:table-cell>
          <table:table-cell table:style-name="Table1.B2" office:value-type="string">
            <text:p text:style-name="P3">1h30min</text:p>
          </table:table-cell>
          <table:table-cell table:style-name="Table1.D2" office:value-type="string">
            <text:p text:style-name="P3">1h30min</text:p>
          </table:table-cell>
        </table:table-row>
        <table:table-row>
          <table:table-cell table:style-name="Table1.B2" office:value-type="string">
            <text:p text:style-name="P3">2</text:p>
          </table:table-cell>
          <table:table-cell table:style-name="Table1.B2" office:value-type="string">
            <text:p text:style-name="P3">Diagramme présentant les échanges de données (Solution Spécifique)</text:p>
          </table:table-cell>
          <table:table-cell table:style-name="Table1.B2" office:value-type="string">
            <text:p text:style-name="P3">1h30min</text:p>
          </table:table-cell>
          <table:table-cell table:style-name="Table1.D2" office:value-type="string">
            <text:p text:style-name="P3">1h30min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9</meta:editing-cycles>
    <meta:editing-duration>PT19M53S</meta:editing-duration>
    <meta:generator>OpenOffice.org/3.3$Unix OpenOffice.org_project/330m20$Build-9567</meta:generator>
    <meta:initial-creator>Gartu Stefana</meta:initial-creator>
    <dc:date>2011-02-22T15:41:06</dc:date>
    <dc:creator>Leandro Mattioli</dc:creator>
    <meta:document-statistic meta:table-count="1" meta:image-count="0" meta:object-count="0" meta:page-count="1" meta:paragraph-count="19" meta:word-count="51" meta:character-count="364"/>
  </office:meta>
</office:document-meta>
</file>